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hitney" svg:font-family="Whitney, 'Helvetica Neue', Helvetica, Arial, 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dcddde" loext:opacity="100%" style:font-name="Whitney" fo:font-size="12pt" fo:letter-spacing="normal" fo:font-style="normal" fo:font-weight="normal"/>
    </style:style>
    <style:style style:name="T2" style:family="text">
      <style:text-properties fo:font-variant="normal" fo:text-transform="none" fo:color="#dcddde" loext:opacity="100%" fo:letter-spacing="normal"/>
    </style:style>
    <style:style style:name="T3" style:family="text">
      <style:text-properties fo:font-variant="normal" fo:text-transform="none" fo:color="#dcddde" loext:opacity="100%" fo:font-size="12pt" fo:letter-spacing="normal" fo:font-style="normal" fo:font-weight="normal"/>
    </style:style>
    <style:style style:name="T4" style:family="text">
      <style:text-properties fo:font-variant="normal" fo:text-transform="none" fo:color="#dcddde" loext:opacity="100%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dcddde" loext:opacity="100%" style:font-name="times new roman" fo:letter-spacing="normal"/>
    </style:style>
    <style:style style:name="T6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0" style:family="text">
      <style:text-properties fo:font-variant="normal" fo:text-transform="none" style:font-name="times new roman" fo:letter-spacing="normal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times new roman" fo:letter-spacing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es pour projet</text:p>
      <text:p text:style-name="P1"><text:span text:style-name="T11">Wrote : SELECT ?s ?o WHERE { ?s </text:span><text:a xlink:type="simple" xlink:href="http://www.semanticweb.org/alexane_ana/projet_semantiqueweb#wrote" office:target-frame-name="_blank" xlink:show="new" text:style-name="Internet_20_link" text:visited-style-name="Visited_20_Internet_20_Link"><text:span text:style-name="T13">http://www.semanticweb.org/alexane_ana/projet_semantiqueweb#wrote</text:span></text:a><text:span text:style-name="T12"> </text:span><text:span text:style-name="T11">?o } Wrote_by: PREFIX livres: </text:span><text:a xlink:type="simple" xlink:href="http://www.semanticweb.org/alexane_ana/projet_semantiqueweb#" office:target-frame-name="_blank" xlink:show="new" text:style-name="Internet_20_link" text:visited-style-name="Visited_20_Internet_20_Link"><text:span text:style-name="T13">http://www.semanticweb.org/alexane_ana/projet_semantiqueweb#</text:span></text:a><text:span text:style-name="T12"> </text:span><text:span text:style-name="T11">SELECT ?subject ?object WHERE { ?subject livres:wrote_by ?object } date_of_publication : PREFIX livres: </text:span><text:a xlink:type="simple" xlink:href="http://www.semanticweb.org/alexane_ana/projet_semantiqueweb#" office:target-frame-name="_blank" xlink:show="new" text:style-name="Internet_20_link" text:visited-style-name="Visited_20_Internet_20_Link"><text:span text:style-name="T13">http://www.semanticweb.org/alexane_ana/projet_semantiqueweb#</text:span></text:a><text:span text:style-name="T12"> </text:span><text:span text:style-name="T11">SELECT ?subject ?object WHERE { ?subject livres:date_of_publication ?object } LIMIT 3 Gender PREFIX Autoras: </text:span><text:a xlink:type="simple" xlink:href="http://www.semanticweb.org/alexane_ana/projet_semantiqueweb#" office:target-frame-name="_blank" xlink:show="new" text:style-name="Internet_20_link" text:visited-style-name="Visited_20_Internet_20_Link"><text:span text:style-name="T13">http://www.semanticweb.org/alexane_ana/projet_semantiqueweb#</text:span></text:a><text:span text:style-name="T12"> </text:span><text:span text:style-name="T11">SELECT ?Author ?Book WHERE { ?Author Autoras:has_gender Autoras:Feminine . ?Author Autoras:wrote ?Book . 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hitney" svg:font-family="Whitney, 'Helvetica Neue', Helvetica, Arial, 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09:42:20.424687732</meta:creation-date>
    <dc:date>2021-04-29T09:56:10.233853359</dc:date>
    <meta:editing-duration>PT3M39S</meta:editing-duration>
    <meta:editing-cycles>1</meta:editing-cycles>
    <meta:document-statistic meta:table-count="0" meta:image-count="0" meta:object-count="0" meta:page-count="1" meta:paragraph-count="2" meta:word-count="61" meta:character-count="647" meta:non-whitespace-character-count="588"/>
    <meta:generator>LibreOffice/7.0.4.2$Linux_X86_64 LibreOffice_project/00$Build-2</meta:generator>
  </office:meta>
</office:document-meta>
</file>